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rial" svg:font-family="Arial, Helvetica, sans-serif"/>
    <style:font-face style:name="OpenSymbol1" svg:font-family="OpenSymbol"/>
    <style:font-face style:name="Trebuchet MS" svg:font-family="'Trebuchet MS', Tahoma, Verdana, Arial, sans-serif"/>
    <style:font-face style:name="sans-serif" svg:font-family="sans-serif"/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fo:padding="0cm" fo:border="none"/>
      <style:text-properties fo:font-variant="normal" fo:text-transform="none" fo:color="#252525" style:font-name="Times New Roman" fo:font-size="12pt" fo:letter-spacing="normal" fo:font-style="normal" fo:font-weight="normal" style:font-size-asian="12pt" style:font-size-complex="12pt"/>
    </style:style>
    <style:style style:name="P2" style:family="paragraph" style:parent-style-name="Text_20_body" style:list-style-name="L6">
      <style:paragraph-properties fo:margin-top="0cm" fo:margin-bottom="0cm" fo:padding="0cm" fo:border="none"/>
      <style:text-properties fo:font-variant="normal" fo:text-transform="none" fo:color="#252525" style:font-name="Times New Roman" fo:font-size="12pt" fo:letter-spacing="normal" fo:font-style="normal" fo:font-weight="normal" style:font-size-asian="12pt" style:font-size-complex="12pt"/>
    </style:style>
    <style:style style:name="P3" style:family="paragraph" style:parent-style-name="Text_20_body" style:list-style-name="L6">
      <style:paragraph-properties fo:margin-top="0cm" fo:margin-bottom="0cm" fo:padding="0cm" fo:border="none"/>
      <style:text-properties style:font-name="Times New Roman" fo:font-size="12pt" style:font-size-asian="12pt" style:font-size-complex="12pt"/>
    </style:style>
    <style:style style:name="P4" style:family="paragraph" style:parent-style-name="Text_20_body" style:list-style-name="L4">
      <style:paragraph-properties fo:margin-top="0cm" fo:margin-bottom="0cm" fo:line-height="100%" fo:text-align="justify" style:justify-single-word="false" fo:padding="0cm" fo:border="none"/>
    </style:style>
    <style:style style:name="P5" style:family="paragraph" style:parent-style-name="Text_20_body" style:list-style-name="L5">
      <style:paragraph-properties fo:margin-top="0cm" fo:margin-bottom="0cm" fo:line-height="100%" fo:text-align="justify" style:justify-single-word="false" fo:padding="0cm" fo:border="none"/>
    </style:style>
    <style:style style:name="P6" style:family="paragraph" style:parent-style-name="Text_20_body" style:list-style-name="L4">
      <style:paragraph-properties fo:margin-top="0cm" fo:margin-bottom="0cm" fo:padding="0cm" fo:border="none"/>
    </style:style>
    <style:style style:name="P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515151" style:font-name="Times New Roman" fo:font-size="12pt" fo:letter-spacing="normal" fo:font-style="normal" fo:font-weight="normal" style:font-size-asian="12pt" style:font-size-complex="12pt"/>
    </style:style>
    <style:style style:name="P8" style:family="paragraph" style:parent-style-name="Text_20_body">
      <style:paragraph-properties loext:contextual-spacing="false" fo:margin-left="0cm" fo:margin-right="0cm" fo:margin-top="0cm" fo:margin-bottom="0.265cm" fo:text-align="center" style:justify-single-word="false" fo:text-indent="0cm" style:auto-text-indent="false" fo:padding="0cm" fo:border="none"/>
      <style:text-properties fo:font-variant="normal" fo:text-transform="none" fo:color="#515151" style:font-name="Times New Roman" fo:font-size="12pt" fo:letter-spacing="normal" fo:font-style="normal" fo:font-weight="normal" style:font-size-asian="12pt" style:font-size-complex="12pt"/>
    </style:style>
    <style:style style:name="P9" style:family="paragraph" style:parent-style-name="Text_20_body">
      <style:paragraph-properties loext:contextual-spacing="false" fo:margin-left="0cm" fo:margin-right="0cm" fo:margin-top="0cm" fo:margin-bottom="0.265cm" fo:text-align="justify" style:justify-single-word="false" fo:text-indent="0cm" style:auto-text-indent="false" fo:padding="0cm" fo:border="none"/>
      <style:text-properties fo:font-variant="normal" fo:text-transform="none" fo:color="#515151" style:font-name="Times New Roman" fo:font-size="12pt" fo:letter-spacing="normal" fo:font-style="normal" fo:font-weight="normal" style:font-size-asian="12pt" style:font-size-complex="12pt"/>
    </style:style>
    <style:style style:name="P10" style:family="paragraph" style:parent-style-name="Text_20_body">
      <style:paragraph-properties loext:contextual-spacing="false" fo:margin-left="0cm" fo:margin-right="0cm" fo:margin-top="0cm" fo:margin-bottom="0.265cm" fo:text-align="justify" style:justify-single-word="false" fo:text-indent="0cm" style:auto-text-indent="false" fo:padding="0cm" fo:border="none"/>
      <style:text-properties style:font-name="Times New Roman" fo:font-size="12pt" style:font-size-asian="12pt" style:font-size-complex="12pt"/>
    </style:style>
    <style:style style:name="P11" style:family="paragraph" style:parent-style-name="Text_20_body">
      <style:paragraph-properties loext:contextual-spacing="false" fo:margin-left="0cm" fo:margin-right="0cm" fo:margin-top="0cm" fo:margin-bottom="0.265cm" fo:text-align="justify" style:justify-single-word="false" fo:text-indent="0cm" style:auto-text-indent="false" fo:padding="0cm" fo:border="none"/>
      <style:text-properties style:font-name="Times New Roman" fo:font-size="12pt" style:font-size-asian="12pt" style:font-size-complex="12pt"/>
    </style:style>
    <style:style style:name="P12" style:family="paragraph" style:parent-style-name="Text_20_body">
      <style:paragraph-properties loext:contextual-spacing="false" fo:margin-left="0cm" fo:margin-right="0cm" fo:margin-top="0cm" fo:margin-bottom="0.265cm" fo:text-align="justify" style:justify-single-word="false" fo:text-indent="0cm" style:auto-text-indent="false" fo:padding="0cm" fo:border="non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3" style:family="paragraph" style:parent-style-name="Text_20_body" style:list-style-name="L7">
      <style:paragraph-properties fo:margin-left="0.37cm" fo:margin-right="0cm" fo:margin-top="0cm" fo:margin-bottom="0.132cm" style:line-height-at-least="0.423cm" fo:text-align="start" style:justify-single-word="false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14" style:family="paragraph" style:parent-style-name="Text_20_body" style:list-style-name="L7">
      <style:paragraph-properties fo:margin-left="0.37cm" fo:margin-right="0cm" fo:margin-top="0cm" fo:margin-bottom="0.132cm" style:line-height-at-least="0.423cm" fo:text-align="start" style:justify-single-word="false" fo:text-indent="0cm" style:auto-text-indent="false" fo:padding="0cm" fo:border="none"/>
      <style:text-properties style:font-name="Times New Roman" fo:font-size="14pt" style:font-size-asian="14pt" style:font-size-complex="14pt"/>
    </style:style>
    <style:style style:name="P15" style:family="paragraph" style:parent-style-name="Preformatted_20_Text">
      <style:paragraph-properties loext:contextual-spacing="false" fo:margin-left="0cm" fo:margin-right="0cm" fo:margin-top="0cm" fo:margin-bottom="0cm" fo:line-height="100%" fo:text-align="justify" style:justify-single-word="false" fo:text-indent="1cm" style:auto-text-indent="false" fo:padding="0cm" fo:border="non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6" style:family="paragraph" style:parent-style-name="Preformatted_20_Text">
      <style:paragraph-properties fo:margin-left="0cm" fo:margin-right="0cm" fo:margin-top="0cm" fo:margin-bottom="0cm" fo:line-height="100%" fo:text-align="justify" style:justify-single-word="false" fo:text-indent="0cm" style:auto-text-indent="false" fo:padding="0cm" fo:border="none"/>
      <style:text-properties style:font-name="Times New Roman" fo:font-size="14pt" style:font-size-asian="14pt" style:font-size-complex="14pt"/>
    </style:style>
    <style:style style:name="P17" style:family="paragraph" style:parent-style-name="Preformatted_20_Text">
      <style:paragraph-properties loext:contextual-spacing="false" fo:margin-left="0cm" fo:margin-right="0cm" fo:margin-top="0cm" fo:margin-bottom="0cm" fo:line-height="100%" fo:text-align="justify" style:justify-single-word="false" fo:text-indent="0cm" style:auto-text-indent="false" fo:padding="0cm" fo:border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8" style:family="paragraph" style:parent-style-name="Preformatted_20_Text">
      <style:paragraph-properties loext:contextual-spacing="false" fo:margin-left="0cm" fo:margin-right="0cm" fo:margin-top="0cm" fo:margin-bottom="0cm" fo:line-height="100%" fo:text-align="justify" style:justify-single-word="false" fo:text-indent="0cm" style:auto-text-indent="false" fo:padding="0cm" fo:border="non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9" style:family="paragraph" style:parent-style-name="Preformatted_20_Text">
      <style:paragraph-properties fo:margin-left="0cm" fo:margin-right="0cm" fo:margin-top="0cm" fo:margin-bottom="0cm" fo:line-height="100%" fo:text-align="justify" style:justify-single-word="false" fo:text-indent="0cm" style:auto-text-indent="false" fo:padding="0cm" fo:border="none"/>
      <style:text-properties style:font-name="Times New Roman" fo:font-size="12pt" style:font-size-asian="12pt" style:font-size-complex="12pt"/>
    </style:style>
    <style:style style:name="P20" style:family="paragraph" style:parent-style-name="Preformatted_20_Text" style:list-style-name="L1">
      <style:paragraph-properties fo:margin-left="0cm" fo:margin-right="0cm" fo:margin-top="0cm" fo:margin-bottom="0cm" fo:line-height="100%" fo:text-align="justify" style:justify-single-word="false" fo:text-indent="0cm" style:auto-text-indent="false" fo:padding="0cm" fo:border="none"/>
      <style:text-properties style:font-name="Times New Roman" fo:font-size="12pt" style:font-size-asian="12pt" style:font-size-complex="12pt"/>
    </style:style>
    <style:style style:name="P21" style:family="paragraph" style:parent-style-name="Preformatted_20_Text">
      <style:paragraph-properties fo:margin-left="0cm" fo:margin-right="0cm" fo:margin-top="0cm" fo:margin-bottom="0cm" fo:line-height="100%" fo:text-align="justify" style:justify-single-word="false" fo:text-indent="0cm" style:auto-text-indent="false" fo:padding="0cm" fo:border="none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22" style:family="paragraph" style:parent-style-name="Preformatted_20_Text">
      <style:paragraph-properties fo:margin-left="0cm" fo:margin-right="0cm" fo:margin-top="0cm" fo:margin-bottom="0cm" fo:line-height="100%" fo:text-align="justify" style:justify-single-word="false" fo:text-indent="0cm" style:auto-text-indent="false" fo:padding="0cm" fo:border="none"/>
      <style:text-properties style:font-name="Times New Roman" fo:font-size="12pt"/>
    </style:style>
    <style:style style:name="P23" style:family="paragraph" style:parent-style-name="Heading_20_2">
      <style:paragraph-properties fo:margin-left="0cm" fo:margin-right="0cm" fo:margin-top="0cm" fo:margin-bottom="0cm" fo:line-height="100%" fo:text-align="justify" style:justify-single-word="false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bold" style:font-size-asian="14pt" style:font-size-complex="14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font-variant="normal" fo:text-transform="none" fo:color="#252525" fo:letter-spacing="normal"/>
    </style:style>
    <style:style style:name="T7" style:family="text">
      <style:text-properties fo:font-variant="normal" fo:text-transform="none" fo:color="#252525" fo:letter-spacing="normal" fo:language="en" fo:country="US" fo:font-style="normal" fo:font-weight="normal"/>
    </style:style>
    <style:style style:name="T8" style:family="text">
      <style:text-properties fo:font-variant="normal" fo:text-transform="none" fo:color="#252525" fo:letter-spacing="normal" fo:language="ru" fo:country="RU"/>
    </style:style>
    <style:style style:name="T9" style:family="text">
      <style:text-properties fo:font-variant="normal" fo:text-transform="none" fo:color="#252525" fo:letter-spacing="normal" fo:language="ru" fo:country="RU" fo:font-style="normal" fo:font-weight="normal"/>
    </style:style>
    <style:style style:name="T10" style:family="text">
      <style:text-properties fo:font-variant="normal" fo:text-transform="none" fo:color="#252525" fo:letter-spacing="normal" fo:font-style="normal" fo:font-weight="normal"/>
    </style:style>
    <style:style style:name="T11" style:family="text">
      <style:text-properties fo:font-variant="normal" fo:text-transform="none" fo:color="#252525" fo:letter-spacing="normal" fo:font-weight="normal"/>
    </style:style>
    <style:style style:name="T12" style:family="text">
      <style:text-properties fo:font-variant="normal" fo:text-transform="none" fo:color="#252525" fo:letter-spacing="normal" fo:font-style="italic" fo:font-weight="normal" style:font-style-asian="italic" style:font-style-complex="italic"/>
    </style:style>
    <style:style style:name="T13" style:family="text">
      <style:text-properties fo:font-variant="normal" fo:text-transform="none" fo:color="#252525" fo:font-size="14pt" fo:letter-spacing="normal" fo:language="ru" fo:country="RU" fo:font-style="normal" fo:font-weight="normal" style:font-size-asian="14pt" style:font-size-complex="14pt"/>
    </style:style>
    <style:style style:name="T14" style:family="text">
      <style:text-properties fo:font-variant="normal" fo:text-transform="none" fo:color="#252525" fo:font-size="14pt" fo:letter-spacing="normal" fo:language="ru" fo:country="RU" fo:font-style="normal" fo:font-weight="bold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252525" style:font-name="Times New Roman" fo:font-size="12pt" fo:letter-spacing="normal" fo:font-style="normal" fo:font-weight="bold" style:font-size-asian="12pt" style:font-size-complex="12pt"/>
    </style:style>
    <style:style style:name="T16" style:family="text">
      <style:text-properties fo:font-variant="normal" fo:text-transform="none" fo:color="#252525" style:font-name="Times New Roman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fo:color="#252525" style:font-name="Times New Roman" fo:font-size="12pt" fo:letter-spacing="normal" fo:language="en" fo:country="US" fo:font-style="normal" fo:font-weight="normal" style:font-size-asian="12pt" style:font-size-complex="12pt"/>
    </style:style>
    <style:style style:name="T18" style:family="text">
      <style:text-properties fo:font-variant="normal" fo:text-transform="none" fo:color="#000000" style:text-line-through-style="none" fo:font-size="14pt" fo:letter-spacing="normal" fo:language="ru" fo:country="RU" fo:font-style="normal" style:text-underline-style="none" fo:font-weight="normal" style:text-blinking="false" style:font-size-asian="14pt" style:font-size-complex="14pt"/>
    </style:style>
    <style:style style:name="T19" style:family="text">
      <style:text-properties fo:font-variant="normal" fo:text-transform="none" fo:color="#000000" fo:letter-spacing="normal" fo:font-style="normal" fo:font-weight="normal"/>
    </style:style>
    <style:style style:name="T20" style:family="text">
      <style:text-properties fo:font-variant="normal" fo:text-transform="none" fo:color="#000000" fo:font-size="14pt" fo:letter-spacing="normal" fo:language="ru" fo:country="RU" fo:font-style="normal" fo:font-weight="normal" style:font-size-asian="14pt" style:font-size-complex="14pt"/>
    </style:style>
    <style:style style:name="T21" style:family="text">
      <style:text-properties fo:color="#252525" fo:language="ru" fo:country="RU" fo:font-weight="normal"/>
    </style:style>
    <style:style style:name="T22" style:family="text">
      <style:text-properties fo:color="#252525" fo:language="ru" fo:country="RU" fo:font-style="italic" fo:font-weight="normal" style:font-style-asian="italic" style:font-style-complex="italic"/>
    </style:style>
    <style:style style:name="T23" style:family="text">
      <style:text-properties fo:language="ru" fo:country="RU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132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Введение </text:span><text:tab/></text:p>
      <text:p text:style-name="P8"/>
      <text:p text:style-name="P9"><text:tab/>В сложившемся современном мире усложняются информационные системы. Вместе с ними возрастают требования к вычислительным сетям, благодаря которым происходит передача и обработка данных. В нынешнее время для успешной работы компаний, организаций необходима стабильная информационная система. Так как от нее может зависеть огромное количество факторов от которых зависит функциональность организации. <text:s text:c="2"/>К примеру это может быть внутренний почтовый сервис или система документооборота. Ежедневно по <text:s/>вычислительной <text:s/>информационной системе может передавать огромное количество информации. Потому возникает необходимость в административной поддержки. </text:p>
      <text:p text:style-name="P9"><text:tab/>Для успешного администрирования вычислительной системы, далее ЛС, возрастает необходимость в инструментах позволяющих эффективно отслеживать состояние ЛС. Так же <text:s/>для успешного администрирования сети необходимо знать состояние каждого ее элемента с возможностью изменять параметры его функционирования. Обычно сеть состоит из устройств различных производителей и управлять ею было бы нелегкой задачей если бы каждое из сетевых устройств понимало только свою систему команд. Поэтому возникла необходимость в создании единого языка управления сетевыми ресурсами, который бы понимали все устройства, и который, в силу этого, использовался бы всеми пакетами управления сетью для взаимодействия с конкретными устройствами.</text:p>
      <text:p text:style-name="P7"><text:tab/>Подобным языком стал SNMP - Simple Network Management Protocol. Разработанный для систем, ориентированных под операционную систему UNIX, он стал фактически общепринятым стандартом сетевых систем управления и поддерживается подавляющим большинством производителей сетевого оборудования в своих продуктах. В силу своего названия - Простой Протокол Сетевого Управления - основной задачей при его разработке было добиться максимальной простоты его реализации. В результате возник протокол, включающий минимальный набор команд, однако позволяющий выполнять практически весь спектр задач управления сетевыми устройствами - от получения информации о местонахождении конкретного устройства, до возможности производить его тестирование.</text:p>
      <text:p text:style-name="P7"><text:tab/>Но так как SNMP требует определенных навыков в использовании UNIX систем, возникает необходимость в квалифицированных работниках. Часто важно иметь сотрудника который способен быстро устранить <text:s/>неисправность в ЛС, отследить состояние, а так же перенастроить оборудование. Для обучения молодого персонала требуется время и средства. Соответственно возникает потребность в сокращении времени на обучение сотрудника. Либо средства позволяющие на интуитивном уровне администрировать ЛС. </text:p>
      <text:p text:style-name="P7"><text:tab/>Цель работы – разработка эффективной, интуитивно-понятной <text:s/>системы для мониторинга локальной вычислительной системы в рамках ИВЦ ФГБОУ ВПО МГИУ. </text:p>
      <text:p text:style-name="P7"/>
      <text:p text:style-name="P10"><text:s/><text:span text:style-name="T2">Литературный обзор</text:span></text:p>
      <text:p text:style-name="P10"/>
      <text:p text:style-name="P10"><text:soft-page-break/><text:span text:style-name="T2">Постановка задачи</text:span></text:p>
      <text:p text:style-name="P12"><text:tab/>Необходимо реализовать систему мониторинга, далее СМ, <text:s/>устройств входящих в локальную вычислительную сеть МГИУ, <text:s/>по протоколу SNMP v3. <text:s/>Она должна поддерживать шифрование передаваемых данных по сети. Делать асинхронный опрос устройств на определенные параметры задаваемые в MIB файлах и <text:s/>записывать в базу данных ответы от устройств. Данная программа должна работать в фоновом режиме, т.е. быть демоном. Так же необходимо реализовать WEB интерфейс предоставляющий возможность просмотра статистики, добавлении устройств и настройки их параметров. Более подробное описание приведено ниже.</text:p>
      <text:p text:style-name="P17">Обзор существующих решений</text:p>
      <text:p text:style-name="P17"/>
      <text:p text:style-name="P15">Существует несколько решений, для мониторинга устройств в ЛВС по протоколу <text:span text:style-name="T3">SNMP.</text:span></text:p>
      <text:p text:style-name="P15"><text:span text:style-name="T3"/></text:p>
      <text:p text:style-name="P18">Один из самых известных и наиболее мощных является <text:span text:style-name="T4">Zabbix</text:span><text:span text:style-name="T3">.</text:span></text:p>
      <text:p text:style-name="P19"><text:span text:style-name="T23"><text:tab/></text:span><text:span text:style-name="T4">Zabbix</text:span><text:span text:style-name="T6">—</text:span><text:span text:style-name="T8">свободная </text:span><text:span text:style-name="T10">система мониторинга и отслеживания статусов разнообразных сервисов компьютерной сети, сетевого оборудования .</text:span></text:p>
      <text:p text:style-name="P19"><text:span text:style-name="T10"/></text:p>
      <text:p text:style-name="P21"><text:span text:style-name="T11">Структура: </text:span></text:p>
      <text:list xml:id="list5580440286970456570" text:style-name="L4">
        <text:list-item>
          <text:p text:style-name="P4"><text:span text:style-name="T15">Zabbix сервер</text:span><text:span text:style-name="T16"> — это ядро программного обеспечения Zabbix. Сервер может удаленно проверять сетевые сервисы, является хранилищем, в котором хранятся все конфигурационные, статистические и оперативные данные, и он является тем субъектом в программном обеспечении Zabbix, который оповестит администраторов в случае возникновения проблем с любым контролируемым оборудованием.</text:span></text:p>
        </text:list-item>
        <text:list-item>
          <text:p text:style-name="P6"><text:span text:style-name="T15">Zabbix прокси</text:span><text:span text:style-name="T16"> — собирает данные о производительности и доступности от имени Zabbix сервера. Все собранные данные заносятся в буфер на локальном уровне и передаются Zabbix серверу, к которому принадлежит прокси-сервер. Zabbix прокси является идеальным решением для централизованного удаленного мониторинга мест, филиалов, сетей, не имеющих локальных администраторов. Он может быть также использован для распределения нагрузки одного Zabbix сервера. В этом случае, прокси только собирает данные, тем самым на сервер ложится меньшая нагрузка на ЦПУ и на ввод-вывод диска.</text:span></text:p>
        </text:list-item>
        <text:list-item>
          <text:p text:style-name="P6"><text:span text:style-name="T15">Zabbix агент</text:span><text:span text:style-name="T16"> — контроль локальных ресурсов и приложений (таких как жесткие диски, память, статистика процессора и т. д.) на сетевых системах, эти системы должны работать с запущенным Zabbix агентом. Zabbix агенты являются чрезвычайно эффективными из-за использования родных системных вызовов для сбора информации о статистике.</text:span></text:p>
        </text:list-item>
        <text:list-item>
          <text:p text:style-name="P6"><text:span text:style-name="T15">Веб-интерфейс</text:span><text:span text:style-name="T16"> — интерфейс является частью Zabbix сервера, и, как правило (но не обязательно), запущен на том же физическом сервере, что и Zabbix сервер. Работает на </text:span><text:span text:style-name="T17">PHP</text:span><text:span text:style-name="T16">, требует веб сервер (напр.</text:span><text:span text:style-name="T17">Apache</text:span><text:span text:style-name="T16">). Неочевидной особенностью веб-интерфейса </text:span><text:span text:style-name="T17">Zabbix</text:span><text:span text:style-name="T16"> является тот факт, что он </text:span><text:span text:style-name="T15">не</text:span><text:span text:style-name="T16"> является фронтэндом в традиционном понимании этого слова: все операции чтения/записи веб-интерфейс осуществляет напрямую с базой данных, минуя собственно сервер zabbix. Таким образом, если не учитывать гипотетическую возможность записи пользователем в СУБД напрямую (что сильно осложняется отсутствием гарантий совместимости структуры базы данных от версии </text:span><text:soft-page-break/><text:span text:style-name="T16">к версии), то во-первых сервер zabbix без веб-интерфейса оказывается просто нефункционален, а во-вторых - сторонние разработчики на практике не могут написать "альтернативный" веб-интерфейс, поскольку тот должен будет привязываться к базе данных, спецификация которой может меняться без уведомления со стороны разработчиков Zabbix совершенно произвольным образом.</text:span></text:p>
        </text:list-item>
      </text:list>
      <text:p text:style-name="P19"><text:span text:style-name="T10"/></text:p>
      <text:p text:style-name="P19"><text:span text:style-name="T10"/></text:p>
      <text:p text:style-name="P19"><text:span text:style-name="T12">Обзор возможностей:</text:span><text:span text:style-name="T10"> </text:span></text:p>
      <text:list xml:id="list2211531236068303870" text:style-name="L5">
        <text:list-item>
          <text:p text:style-name="P5"><text:span text:style-name="T16">Распределенный мониторинг вплоть до 1000 узлов. Конфигурация младших узлов полностью контролируется старшими узлами, находящихся на более высоком уровне иерархии.</text:span></text:p>
        </text:list-item>
      </text:list>
      <text:list xml:id="list7632178538036476916" text:style-name="L6">
        <text:list-item>
          <text:p text:style-name="P2">Сценарии на основе мониторинга</text:p>
        </text:list-item>
        <text:list-item>
          <text:p text:style-name="P2">Автоматическое обнаружение</text:p>
        </text:list-item>
        <text:list-item>
          <text:p text:style-name="P2">Централизованный мониторинг лог-файлов</text:p>
        </text:list-item>
        <text:list-item>
          <text:p text:style-name="P2">Веб-интерфейс для администрирования и настройки</text:p>
        </text:list-item>
        <text:list-item>
          <text:p text:style-name="P2">Отчетность и тенденции</text:p>
        </text:list-item>
        <text:list-item>
          <text:p text:style-name="P3"><text:span text:style-name="T7">SLA </text:span><text:span text:style-name="T10">мониторинг</text:span></text:p>
        </text:list-item>
        <text:list-item>
          <text:p text:style-name="P2">Поддержка высокопроизводительных агентов (zabbix-agent) практически для всех платформ</text:p>
        </text:list-item>
        <text:list-item>
          <text:p text:style-name="P2">Комплексная реакция на события</text:p>
        </text:list-item>
        <text:list-item>
          <text:p text:style-name="P3"><text:span text:style-name="T10">Поддержка </text:span><text:span text:style-name="T7">SNMP</text:span><text:span text:style-name="T10"> v1, 2, 3</text:span></text:p>
        </text:list-item>
        <text:list-item>
          <text:p text:style-name="P3"><text:span text:style-name="T10">Поддержка </text:span><text:span text:style-name="T7">SNMP </text:span><text:span text:style-name="T9">ловушек</text:span></text:p>
        </text:list-item>
        <text:list-item>
          <text:p text:style-name="P3"><text:span text:style-name="T10">Поддержк</text:span><text:span text:style-name="T9">а </text:span><text:span text:style-name="T7">IPMI</text:span></text:p>
        </text:list-item>
        <text:list-item>
          <text:p text:style-name="P2">Поддержка мониторинга JMX приложений из коробки</text:p>
        </text:list-item>
        <text:list-item>
          <text:p text:style-name="P2">Поддержка выполнения запросов в различные базы данных без необходимости использования скриптовой обвязки</text:p>
        </text:list-item>
        <text:list-item>
          <text:p text:style-name="P2">Расширение за счет выполнения внешних скриптов</text:p>
        </text:list-item>
        <text:list-item>
          <text:p text:style-name="P2">Гибкая система шаблонов и групп</text:p>
        </text:list-item>
        <text:list-item>
          <text:p text:style-name="P2">Возможность создавать карты сетей</text:p>
        </text:list-item>
      </text:list>
      <text:list xml:id="list4286034677960996988" text:style-name="L1">
        <text:list-header>
          <text:p text:style-name="P1"/>
          <text:p text:style-name="P20"><text:span text:style-name="T10"><text:s/></text:span><text:span text:style-name="T9">и многое другое входит в возможности данного продукта. Данный продукт разрабатывается и поддерживается с 1998 года. Он включает мощный инструментарий для мониторинга устройств в локально вычислительной сети. Но его мощность и есть его недостаток — он достаточно сложен в освоении и требует определенного опыта как в программировании так и в понимании взаимодействия устройств. <text:s/>Так же можно к минусам отнести и то что приложение от сторонних разработчиков. </text:span><text:span text:style-name="T7">SNMP v1 </text:span><text:span text:style-name="T9">и </text:span><text:span text:style-name="T7">v2 </text:span><text:span text:style-name="T9">не поддерживают шифрования. </text:span></text:p>
        </text:list-header>
      </text:list>
      <text:p text:style-name="P19"><text:span text:style-name="T9">Да и многое из этого приложения просто не является востребованным для «ИВЦ МГИУ».</text:span></text:p>
      <text:p text:style-name="P19"><text:span text:style-name="T9">Конечно у </text:span><text:span text:style-name="T7">Zabbix </text:span><text:span text:style-name="T9">есть поддержка, но она платная. И чем больше необходимо инструментов, расширенного функционала, <text:s/>тем дороже выйдет. </text:span></text:p>
      <text:p text:style-name="P19"><text:span text:style-name="T9"><text:tab/></text:span></text:p>
      <text:p text:style-name="P19"><text:span text:style-name="T9"/></text:p>
      <text:p text:style-name="P19"><text:span text:style-name="T9"><text:tab/></text:span><text:span text:style-name="T13">Есть еще одно решение, такое как </text:span><text:span text:style-name="T14">PowerSNMP Free Manager</text:span><text:span text:style-name="T13">.</text:span></text:p>
      <text:p text:style-name="P22"><text:span text:style-name="T13">PowerSNMP Free Manager <text:s/>- это бесплатный</text:span><text:span text:style-name="T20">, полнофункциональный </text:span><text:a xlink:type="simple" xlink:href="http://translate.googleusercontent.com/translate_c?depth=1&amp;hl=ru&amp;prev=search&amp;rurl=translate.google.ru&amp;sl=en&amp;u=http://www.dart.com/glossary.aspx&amp;usg=ALkJrhiOv0b4ALU08i5U2Mk5RqiMhzJOWw#1356" text:style-name="Internet_20_link" text:visited-style-name="Visited_20_Internet_20_Link"><text:span text:style-name="T18">SNMP-менеджер</text:span></text:a><text:span text:style-name="T20">, построенный с использованием PowerSNMP для .NET. Для работы с <text:s/>узлами сети, возможности <text:s/>просматривать MIB деревья и анализировать </text:span><text:soft-page-break/><text:span text:style-name="T20">сетевые запросы. Идеально подходит для легких умеренных задач управления.</text:span><text:span text:style-name="T13"> </text:span></text:p>
      <text:p text:style-name="P16"><text:span text:style-name="T9"/></text:p>
      <text:h text:style-name="P23" text:outline-level="2"><text:span text:style-name="T22">Особенности</text:span><text:span text:style-name="T21">:</text:span></text:h>
      <text:list xml:id="list7848938629446223195" text:style-name="L7">
        <text:list-item>
          <text:p text:style-name="P13">Простой, легкий в использовании, доступный интерфейс</text:p>
        </text:list-item>
        <text:list-item>
          <text:p text:style-name="P14"><text:span text:style-name="T19">Работа по сети. </text:span></text:p>
        </text:list-item>
        <text:list-item>
          <text:p text:style-name="P13">Определяет SNMP ловушки</text:p>
        </text:list-item>
        <text:list-item>
          <text:p text:style-name="P13">Поддерживает SNMP версии 1, 2 и 3 </text:p>
        </text:list-item>
        <text:list-item>
          <text:p text:style-name="P13">Создает автоматические уведомления по электронной почте при переменных выпадающих из диапазона</text:p>
        </text:list-item>
        <text:list-item>
          <text:p text:style-name="P13">Построен с использованием надежной системой PowerSNMP <text:s/>для компонентов .NET</text:p>
        </text:list-item>
      </text:list>
      <text:p text:style-name="P16"><text:span text:style-name="T9"><text:tab/>Так как в «ИВЦ МГИУ» используют только </text:span><text:span text:style-name="T7">Unix </text:span><text:span text:style-name="T9">подобные системы, то платформа </text:span><text:span text:style-name="T7">.NET </text:span><text:span text:style-name="T9">уже не подходит для использования. Так же как и в </text:span><text:span text:style-name="T7">Zabbix </text:span><text:span text:style-name="T9">для расширения функционала, поддержки, <text:s/>необходима определенная плата. </text:span></text:p>
      <text:p text:style-name="P16"><text:span text:style-name="T9"><text:tab/>Другие продукты либо малофункциональны, либо платные, либо устарели. В связи с этим необходимо реализовать свой собственный программный продукт удовлетворяющий требованиям мониторинга сети и имеющий интуитивно-понятный интерфейс, но имеющий достаточный функционал для анализа получаемых данных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rial" svg:font-family="Arial, Helvetica, sans-serif"/>
    <style:font-face style:name="OpenSymbol1" svg:font-family="OpenSymbol"/>
    <style:font-face style:name="Trebuchet MS" svg:font-family="'Trebuchet MS', Tahoma, Verdana, Arial, sans-serif"/>
    <style:font-face style:name="sans-serif" svg:font-family="sans-serif"/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1-11T22:52:21.950714899</meta:creation-date>
    <meta:generator>OpenOffice/4.1.0$Win32 OpenOffice.org_project/410m18$Build-9764</meta:generator>
    <dc:date>2015-01-12T03:25:29.76</dc:date>
    <meta:editing-duration>PT1H20M42S</meta:editing-duration>
    <meta:editing-cycles>55</meta:editing-cycles>
    <meta:document-statistic meta:table-count="0" meta:image-count="0" meta:object-count="0" meta:page-count="4" meta:paragraph-count="51" meta:word-count="1114" meta:character-count="8608"/>
  </office:meta>
</office:document-meta>
</file>